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1.0701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0.5827in"/>
    </style:style>
    <style:style style:name="co14" style:family="table-column">
      <style:table-column-properties fo:break-before="auto" style:column-width="1.7965in"/>
    </style:style>
    <style:style style:name="co15" style:family="table-column">
      <style:table-column-properties fo:break-before="auto" style:column-width="0.7571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661in"/>
    </style:style>
    <style:style style:name="co18" style:family="table-column">
      <style:table-column-properties fo:break-before="auto" style:column-width="0.7354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1.3181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4075in"/>
    </style:style>
    <style:style style:name="co23" style:family="table-column">
      <style:table-column-properties fo:break-before="auto" style:column-width="0.4583in"/>
    </style:style>
    <style:style style:name="co24" style:family="table-column">
      <style:table-column-properties fo:break-before="auto" style:column-width="0.7063in"/>
    </style:style>
    <style:style style:name="co25" style:family="table-column">
      <style:table-column-properties fo:break-before="auto" style:column-width="0.3854in"/>
    </style:style>
    <style:style style:name="co26" style:family="table-column">
      <style:table-column-properties fo:break-before="auto" style:column-width="1.4319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4689in"/>
    </style:style>
    <style:style style:name="co29" style:family="table-column">
      <style:table-column-properties fo:break-before="auto" style:column-width="1.6264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1.4929in"/>
    </style:style>
    <style:style style:name="co32" style:family="table-column">
      <style:table-column-properties fo:break-before="auto" style:column-width="0.9953in"/>
    </style:style>
    <style:style style:name="co33" style:family="table-column">
      <style:table-column-properties fo:break-before="auto" style:column-width="1.1898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8571in"/>
    </style:style>
    <style:style style:name="co37" style:family="table-column">
      <style:table-column-properties fo:break-before="auto" style:column-width="1.602in"/>
    </style:style>
    <style:style style:name="co38" style:family="table-column">
      <style:table-column-properties fo:break-before="auto" style:column-width="1.3472in"/>
    </style:style>
    <style:style style:name="co39" style:family="table-column">
      <style:table-column-properties fo:break-before="auto" style:column-width="1.2138in"/>
    </style:style>
    <style:style style:name="co40" style:family="table-column">
      <style:table-column-properties fo:break-before="auto" style:column-width="1.3957in"/>
    </style:style>
    <style:style style:name="co41" style:family="table-column">
      <style:table-column-properties fo:break-before="auto" style:column-width="1.1165in"/>
    </style:style>
    <style:style style:name="co42" style:family="table-column">
      <style:table-column-properties fo:break-before="auto" style:column-width="1.8689in"/>
    </style:style>
    <style:style style:name="co43" style:family="table-column">
      <style:table-column-properties fo:break-before="auto" style:column-width="1.3102in"/>
    </style:style>
    <style:style style:name="co44" style:family="table-column">
      <style:table-column-properties fo:break-before="auto" style:column-width="1.2744in"/>
    </style:style>
    <style:style style:name="co45" style:family="table-column">
      <style:table-column-properties fo:break-before="auto" style:column-width="1.4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No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ctions</text:p>
          </table:table-cell>
          <table:table-cell/>
          <table:table-cell office:value-type="string">
            <text:p>Vehicle Types: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Arachnons</text:p>
          </table:table-cell>
          <table:table-cell table:number-columns-repeated="2"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Cosmic Needle Men</text:p>
          </table:table-cell>
          <table:table-cell table:number-columns-repeated="2"/>
          <table:table-cell table:number-columns-repeated="3" office:value-type="string">
            <text:p>Suit</text:p>
          </table:table-cell>
        </table:table-row>
        <table:table-row table:style-name="ro1">
          <table:table-cell office:value-type="string">
            <text:p>Ectonians</text:p>
          </table:table-cell>
          <table:table-cell table:number-columns-repeated="2"/>
          <table:table-cell office:value-type="string">
            <text:p>Bike</text:p>
          </table:table-cell>
          <table:table-cell office:value-type="string">
            <text:p>Monitor</text:p>
          </table:table-cell>
          <table:table-cell office:value-type="string">
            <text:p>Bike</text:p>
          </table:table-cell>
        </table:table-row>
        <table:table-row table:style-name="ro1">
          <table:table-cell office:value-type="string">
            <text:p>Entradishar</text:p>
          </table:table-cell>
          <table:table-cell table:number-columns-repeated="2"/>
          <table:table-cell office:value-type="string">
            <text:p>Mechs</text:p>
          </table:table-cell>
          <table:table-cell office:value-type="string">
            <text:p>Drone</text:p>
          </table:table-cell>
          <table:table-cell office:value-type="string">
            <text:p>Ryders</text:p>
          </table:table-cell>
        </table:table-row>
        <table:table-row table:style-name="ro1">
          <table:table-cell office:value-type="string">
            <text:p>Guir</text:p>
          </table:table-cell>
          <table:table-cell table:number-columns-repeated="2"/>
          <table:table-cell office:value-type="string">
            <text:p>Battery</text:p>
          </table:table-cell>
          <table:table-cell/>
          <table:table-cell office:value-type="string">
            <text:p>Fighter</text:p>
          </table:table-cell>
        </table:table-row>
        <table:table-row table:style-name="ro1">
          <table:table-cell office:value-type="string">
            <text:p>Mah-Tog</text:p>
          </table:table-cell>
          <table:table-cell table:number-columns-repeated="4"/>
          <table:table-cell office:value-type="string">
            <text:p>Probe</text:p>
          </table:table-cell>
        </table:table-row>
        <table:table-row table:style-name="ro1">
          <table:table-cell office:value-type="string">
            <text:p>Nozama</text:p>
          </table:table-cell>
          <table:table-cell table:number-columns-repeated="2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/>
        </table:table-row>
        <table:table-row table:style-name="ro1">
          <table:table-cell office:value-type="string">
            <text:p>Orn</text:p>
          </table:table-cell>
          <table:table-cell table:number-columns-repeated="2"/>
          <table:table-cell office:value-type="string">
            <text:p>Tank</text:p>
          </table:table-cell>
          <table:table-cell table:number-columns-repeated="2"/>
        </table:table-row>
        <table:table-row table:style-name="ro1">
          <table:table-cell office:value-type="string">
            <text:p>Swamp Beasts</text:p>
          </table:table-cell>
          <table:table-cell table:number-columns-repeated="2"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olony</text:p>
          </table:table-cell>
        </table:table-row>
        <table:table-row table:style-name="ro1">
          <table:table-cell office:value-type="string">
            <text:p>SxullBorgs</text:p>
          </table:table-cell>
          <table:table-cell table:number-columns-repeated="2"/>
          <table:table-cell office:value-type="string">
            <text:p>Landship</text:p>
          </table:table-cell>
          <table:table-cell/>
          <table:table-cell office:value-type="string">
            <text:p>Ship</text:p>
          </table:table-cell>
        </table:table-row>
        <table:table-row table:style-name="ro1">
          <table:table-cell office:value-type="string">
            <text:p>VaT'ak Warriors</text:p>
          </table:table-cell>
          <table:table-cell table:number-columns-repeated="2"/>
          <table:table-cell office:value-type="string">
            <text:p>Traction City</text:p>
          </table:table-cell>
          <table:table-cell/>
          <table:table-cell office:value-type="string">
            <text:p>Dreadnought</text:p>
          </table:table-cell>
        </table:table-row>
        <table:table-row table:style-name="ro1">
          <table:table-cell office:value-type="string">
            <text:p>Xirons</text:p>
          </table:table-cell>
          <table:table-cell table:number-columns-repeated="4"/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Zenrin</text:p>
          </table:table-cell>
          <table:table-cell table:number-columns-repeated="5"/>
        </table:table-row>
      </table:table>
      <table:table table:name="Use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>
            <text:p>MegaFleets</text:p>
          </table:table-cell>
          <table:table-cell office:value-type="string">
            <text:p>MF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</table:table>
      <table:table table:name="Unit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lightMode</text:p>
          </table:table-cell>
          <table:table-cell office:value-type="string">
            <text:p>License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rystallium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-7 Mauler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ll-Terrain Rover</text:p>
          </table:table-cell>
          <table:table-cell office:value-type="string">
            <text:p>Land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2 Scout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2</text:p>
          </table:table-cell>
          <table:table-cell office:value-type="string">
            <text:p>Land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3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</text:p>
          </table:table-cell>
          <table:table-cell office:value-type="string">
            <text:p>Land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3</text:p>
          </table:table-cell>
          <table:table-cell office:value-type="string">
            <text:p>Land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4</text:p>
          </table:table-cell>
          <table:table-cell office:value-type="string">
            <text:p>Land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9 Eliminator</text:p>
          </table:table-cell>
          <table:table-cell office:value-type="string">
            <text:p>Land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10 Annihilato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R-Class Wrecker</text:p>
          </table:table-cell>
          <table:table-cell office:value-type="string">
            <text:p>Land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entinel of Garsasso</text:p>
          </table:table-cell>
          <table:table-cell office:value-type="string">
            <text:p>Land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Tan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Warme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1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40">
            <text:p>40.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3</text:p>
          </table:table-cell>
          <table:table-cell office:value-type="string">
            <text:p>Land</text:p>
          </table:table-cell>
          <table:table-cell office:value-type="float" office:value="400">
            <text:p>400</text:p>
          </table:table-cell>
          <table:table-cell office:value-type="float" office:value="0.23">
            <text:p>0.2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4</text:p>
          </table:table-cell>
          <table:table-cell office:value-type="string">
            <text:p>Land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DM Sensor-200</text:p>
          </table:table-cell>
          <table:table-cell office:value-type="string">
            <text:p>Orbit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-Class Battle Station v3</text:p>
          </table:table-cell>
          <table:table-cell office:value-type="string">
            <text:p>Orbit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 Moon Gun</text:p>
          </table:table-cell>
          <table:table-cell office:value-type="string">
            <text:p>Orbit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/>
          <table:table-cell office:value-type="string">
            <text:p>TK Scan420</text:p>
          </table:table-cell>
          <table:table-cell office:value-type="string">
            <text:p>Orbit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number-columns-repeated="2"/>
          <table:table-cell office:value-type="string">
            <text:p>A-90 Blobomb</text:p>
          </table:table-cell>
          <table:table-cell office:value-type="string">
            <text:p>Spac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3 Crawler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argo Booster</text:p>
          </table:table-cell>
          <table:table-cell office:value-type="string">
            <text:p>Spac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-Class Suicide Fighte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iganto Planet Attacker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C-4 Space Runway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Hurax Stealth Fight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Infinita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3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4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Fighter</text:p>
          </table:table-cell>
          <table:table-cell office:value-type="string">
            <text:p>Space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Queen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SAA2 Incinerato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Spac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string">
            <text:p>Super Space Fight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hirus All-Purpose Saucer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PsiHaul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5 Raid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6 Instigato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7 Corvett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8 Assault Shuttl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</text:p>
          </table:table-cell>
          <table:table-cell office:value-type="string">
            <text:p>Spac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ets" table:style-name="ta1" table:print="false">
        <table:table-column table:style-name="co2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Plan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office:value-type="string">
            <text:p>Planets</text:p>
          </table:table-cell>
          <table:table-cell table:number-columns-repeated="5"/>
        </table:table-row>
      </table:table>
      <table:table table:name="Games" table:style-name="ta1" table:print="false"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GameId</text:p>
          </table:table-cell>
          <table:table-cell office:value-type="string">
            <text:p>PlayerId</text:p>
          </table:table-cell>
        </table:table-row>
        <table:table-row table:style-name="ro1">
          <table:table-cell office:value-type="string">
            <text:p>Games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Licenses" table:style-name="ta1" table:print="false"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LicenseId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string">
            <text:p>Licenses</text:p>
          </table:table-cell>
          <table:table-cell table:number-columns-repeated="5"/>
        </table:table-row>
      </table:table>
      <table:table table:name="Fleets" table:style-name="ta1" table:print="false">
        <table:table-column table:style-name="co2" table:default-cell-style-name="Default"/>
        <table:table-column table:style-name="co28" table:number-columns-repeated="2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Fle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  <table:table-cell office:value-type="string">
            <text:p>FlightStatus</text:p>
          </table:table-cell>
        </table:table-row>
        <table:table-row table:style-name="ro1">
          <table:table-cell office:value-type="string">
            <text:p>Fleets</text:p>
          </table:table-cell>
          <table:table-cell table:number-columns-repeated="8"/>
        </table:table-row>
      </table:table>
      <table:table table:name="Races" table:style-name="ta1" table:print="false"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row table:style-name="ro1">
          <table:table-cell office:value-type="string">
            <text:p>Races</text:p>
          </table:table-cell>
          <table:table-cell office:value-type="string">
            <text:p>RaceId</text:p>
          </table:table-cell>
          <table:table-cell office:value-type="string">
            <text:p>Name</text:p>
          </table:table-cell>
          <table:table-cell office:value-type="string">
            <text:p>StarterFleet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/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/>
          <table:table-cell office:value-type="float" office:value="35">
            <text:p>3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/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/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/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2"/>
          <table:table-cell office:value-type="string">
            <text:p>VaT'ak Warriors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Xirons</text:p>
          </table:table-cell>
          <table:table-cell/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/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</table:table-row>
      </table:table>
      <table:table table:name="StarterFleets" table:style-name="ta1" table:print="false"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tarterFleetId</text:p>
          </table:table-cell>
          <table:table-cell office:value-type="string">
            <text:p>Race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Fleets</text:p>
          </table:table-cell>
          <table:table-cell/>
          <table:table-cell office:value-type="string">
            <text:p>Arachnons</text:p>
          </table:table-cell>
          <table:table-cell office:value-type="string">
            <text:p>Populatio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All-Terrain Rover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OSAA2 Incinderato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Arachnon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Population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Cosmic Needle Men</text:p>
          </table:table-cell>
          <table:table-cell office:value-type="string">
            <text:p>Hurax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Cargo Boo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EDM Sensor-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G-21 Arc Cannon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MegaBo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Super Space Fight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Type 9 Hyper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ctonians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-7 Maule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can-O-Matic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entinel of Garsass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Super Space Fighte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Assault Pside Ca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Bik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Scan4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Tan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Population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Ultran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 Upgrade Kit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Mah-Tog</text:p>
          </table:table-cell>
          <table:table-cell office:value-type="string">
            <text:p>HEW-9 Elimina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Figh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Boron Recon Buggy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Cargo Boo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Warme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-7 Maul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TO-3 Craw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All-Terrain Rov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 Upgrade Ki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HEW-9 Eliminato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R-Class Wrecke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can-O-M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wamp Beasts</text:p>
          </table:table-cell>
          <table:table-cell office:value-type="string">
            <text:p>Sentinel of Garsass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-7 Mau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2 Scou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TO-3 Craw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All-Terrain Ro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Boron Recon Buggy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HEW-9 Elimin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entinel of Garsasso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Super Space Figh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TK Tank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5 Rai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6 Instig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xullborgs</text:p>
          </table:table-cell>
          <table:table-cell office:value-type="string">
            <text:p>X-7 Corvett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All-Terrain Rov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-Class Suicide Figh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Type12 Warhead Po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X-8 Assault Shutt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Boron Recon Bugg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HEW-9 Eliminato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Sentinel of Garsass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Warme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-6 Instigator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Medium Cru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Population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Ultranium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Cargo Boos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DinChoFu Stealth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Scan-O-Matic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X-8 Assault Shutt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enrin War Monk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string">
            <text:p>Zenrin</text:p>
          </table:table-cell>
          <table:table-cell office:value-type="string">
            <text:p>ZinCho Mystic Breath</text:p>
          </table:table-cell>
          <table:table-cell office:value-type="float" office:value="20">
            <text:p>20</text:p>
          </table:table-cell>
        </table:table-row>
      </table:table>
      <table:table table:name="Discounts" table:style-name="ta1" table:print="false">
        <table:table-column table:style-name="co2" table:number-columns-repeated="3" table:default-cell-style-name="Default"/>
        <table:table-column table:style-name="co37" table:default-cell-style-name="Default"/>
        <table:table-column table:style-name="co2" table:number-columns-repeated="2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row table:style-name="ro1">
          <table:table-cell/>
          <table:table-cell office:value-type="string">
            <text:p>DiscountId</text:p>
          </table:table-cell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FixedPrice</text:p>
          </table:table-cell>
          <table:table-cell office:value-type="string">
            <text:p>Discount</text:p>
          </table:table-cell>
          <table:table-cell office:value-type="string">
            <text:p>FixedLicensePrice</text:p>
          </table:table-cell>
          <table:table-cell office:value-type="string">
            <text:p>LicenseDiscount</text:p>
          </table:table-cell>
          <table:table-cell office:value-type="string">
            <text:p>FixedComplexity</text:p>
          </table:table-cell>
          <table:table-cell office:value-type="string">
            <text:p>ComplexityDiscount</text:p>
          </table:table-cell>
        </table:table-row>
        <table:table-row table:style-name="ro1">
          <table:table-cell office:value-type="string">
            <text:p>Discount</text:p>
          </table:table-cell>
          <table:table-cell/>
          <table:table-cell office:value-type="string">
            <text:p>Ectonian</text:p>
          </table:table-cell>
          <table:table-cell office:value-type="string">
            <text:p>Super Space Fighter</text:p>
          </table:table-cell>
          <table:table-cell office:value-type="string">
            <text:p>Bas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Type 9 HyperBooste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G-21 Arc Canno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Hyper-Annihilator Array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/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onuses" table:style-name="ta1" table:print="false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Mah-Tog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enrin</text:p>
          </table:table-cell>
          <table:table-cell office:value-type="string">
            <text:p>Art of Silence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7"/>
        </table:table-row>
      </table:table>
      <table:database-ranges>
        <table:database-range table:target-range-address="Units.C1:Units.P104857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4/11/2020</text:date>, <text:time>01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26M51S</meta:editing-duration>
    <meta:editing-cycles>8</meta:editing-cycles>
    <meta:generator>OpenOffice/4.1.7$Win32 OpenOffice.org_project/417m1$Build-9800</meta:generator>
    <dc:date>2020-04-11T01:17:29.83</dc:date>
    <meta:document-statistic meta:table-count="11" meta:cell-count="1370" meta:object-count="0"/>
    <meta:user-defined meta:name="Info 1"/>
    <meta:user-defined meta:name="Info 2"/>
    <meta:user-defined meta:name="Info 3"/>
    <meta:user-defined meta:name="Info 4"/>
  </office:meta>
</office:document-meta>
</file>